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-0" style:family="table">
      <style:table-properties style:width="17cm" table:align="margins"/>
    </style:style>
    <style:style style:name="TABLE-0.A" style:family="table-column">
      <style:table-column-properties style:column-width="2.429cm" style:rel-column-width="9362*"/>
    </style:style>
    <style:style style:name="TABLE-0.G" style:family="table-column">
      <style:table-column-properties style:column-width="2.429cm" style:rel-column-width="9363*"/>
    </style:style>
    <style:style style:name="TABLE-1" style:family="table">
      <style:table-properties style:width="17cm" table:align="margins"/>
    </style:style>
    <style:style style:name="TABLE-1.A" style:family="table-column">
      <style:table-column-properties style:column-width="2.833cm" style:rel-column-width="10922*"/>
    </style:style>
    <style:style style:name="TABLE-1.F" style:family="table-column">
      <style:table-column-properties style:column-width="2.835cm" style:rel-column-width="10925*"/>
    </style:style>
    <style:style style:name="TABLE-2" style:family="table">
      <style:table-properties style:width="17cm" table:align="margins"/>
    </style:style>
    <style:style style:name="TABLE-2.A" style:family="table-column">
      <style:table-column-properties style:column-width="2.833cm" style:rel-column-width="10922*"/>
    </style:style>
    <style:style style:name="TABLE-2.F" style:family="table-column">
      <style:table-column-properties style:column-width="2.835cm" style:rel-column-width="10925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T DATA /TYPE=ODS /FILE="/media/m/depo_ssd/aa/pspp/1307TokatDevletHcV.ods" /SHEET= NAME 'Sheet 1' /READNAMES=ON /CELLRANGE=RANGE "A1:M1245". </text:p>
      <text:p text:style-name="Standard">CROSSTABS /TABLES= Ncinsiyet BY PNSonuç /FORMAT=AVALUE TABLES PIVOT /STATISTICS=CHISQ /CELLS=COUNT ROW COLUMN TOTAL.</text:p>
      <text:h text:style-name="Heading_20_2" text:outline-level="2">Summary</text:h>
      <table:table table:name="TABLE-0" table:style-name="TABLE-0">
        <table:table-column table:style-name="TABLE-0.A" table:number-columns-repeated="6"/>
        <table:table-column table:style-name="TABLE-0.G"/>
        <table:table-header-rows>
          <table:table-row table:style-name="TableLine93954269715536">
            <table:table-cell table:style-name="TableBox93954228596624" office:value-type="string">
              <text:p text:style-name="Table_20_Heading"/>
            </table:table-cell>
            <table:table-cell table:style-name="TableBox93954269325440" table:number-columns-spanned="6" office:value-type="string">
              <text:p text:style-name="Table_20_Heading">Vakala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3954269325760">
            <table:table-cell table:style-name="TableBox93954228596624" office:value-type="string">
              <text:p text:style-name="Table_20_Heading"/>
            </table:table-cell>
            <table:table-cell table:style-name="TableBox93954269326080" table:number-columns-spanned="2" office:value-type="string">
              <text:p text:style-name="Table_20_Heading">Geçerli</text:p>
            </table:table-cell>
            <table:covered-table-cell/>
            <table:table-cell table:style-name="TableBox93954269326080" table:number-columns-spanned="2" office:value-type="string">
              <text:p text:style-name="Table_20_Heading">Eksik</text:p>
            </table:table-cell>
            <table:covered-table-cell/>
            <table:table-cell table:style-name="TableBox93954269326624" table:number-columns-spanned="2" office:value-type="string">
              <text:p text:style-name="Table_20_Heading">Toplam</text:p>
            </table:table-cell>
            <table:covered-table-cell/>
          </table:table-row>
          <table:table-row table:style-name="TableLine93954269327248">
            <table:table-cell table:style-name="TableBox93954228596624" office:value-type="string">
              <text:p text:style-name="Table_20_Heading"/>
            </table:table-cell>
            <table:table-cell table:style-name="TableBox93954228596624" office:value-type="string">
              <text:p text:style-name="Table_20_Heading">Adet</text:p>
            </table:table-cell>
            <table:table-cell table:style-name="TableBox93954228596624" office:value-type="string">
              <text:p text:style-name="Table_20_Heading">Yüzde</text:p>
            </table:table-cell>
            <table:table-cell table:style-name="TableBox93954228596624" office:value-type="string">
              <text:p text:style-name="Table_20_Heading">Adet</text:p>
            </table:table-cell>
            <table:table-cell table:style-name="TableBox93954228596624" office:value-type="string">
              <text:p text:style-name="Table_20_Heading">Yüzde</text:p>
            </table:table-cell>
            <table:table-cell table:style-name="TableBox93954228596624" office:value-type="string">
              <text:p text:style-name="Table_20_Heading">Adet</text:p>
            </table:table-cell>
            <table:table-cell table:style-name="TableBox93954269328464" office:value-type="string">
              <text:p text:style-name="Table_20_Heading">Yüzde</text:p>
            </table:table-cell>
          </table:table-row>
        </table:table-header-rows>
        <table:table-row table:style-name="TableLine93954269329168">
          <table:table-cell table:style-name="TableBox93954228596624" office:value-type="string">
            <text:p text:style-name="Table_20_Heading">Ncinsiyet × PNSonuç</text:p>
          </table:table-cell>
          <table:table-cell table:style-name="TableBox93954228596624" office:value-type="string">
            <text:p text:style-name="Table_20_Contents">234</text:p>
          </table:table-cell>
          <table:table-cell table:style-name="TableBox93954228596624" office:value-type="string">
            <text:p text:style-name="Table_20_Contents">100,0%</text:p>
          </table:table-cell>
          <table:table-cell table:style-name="TableBox93954228596624" office:value-type="string">
            <text:p text:style-name="Table_20_Contents">0</text:p>
          </table:table-cell>
          <table:table-cell table:style-name="TableBox93954228596624" office:value-type="string">
            <text:p text:style-name="Table_20_Contents">,0%</text:p>
          </table:table-cell>
          <table:table-cell table:style-name="TableBox93954228596624" office:value-type="string">
            <text:p text:style-name="Table_20_Contents">234</text:p>
          </table:table-cell>
          <table:table-cell table:style-name="TableBox93954269328464" office:value-type="string">
            <text:p text:style-name="Table_20_Contents">100,0%</text:p>
          </table:table-cell>
        </table:table-row>
      </table:table>
      <text:h text:style-name="Heading_20_2" text:outline-level="2">Ncinsiyet × PNSonuç</text:h>
      <table:table table:name="TABLE-1" table:style-name="TABLE-1">
        <table:table-column table:style-name="TABLE-1.A" table:number-columns-repeated="5"/>
        <table:table-column table:style-name="TABLE-1.F"/>
        <table:table-header-rows>
          <table:table-row table:style-name="TableLine93954179909008">
            <table:table-cell table:style-name="TableBox93954171686544" office:value-type="string">
              <text:p text:style-name="Table_20_Heading"/>
            </table:table-cell>
            <table:table-cell table:style-name="TableBox93954171686544" office:value-type="string">
              <text:p text:style-name="Table_20_Heading"/>
            </table:table-cell>
            <table:table-cell table:style-name="TableBox93954171686544" office:value-type="string">
              <text:p text:style-name="Table_20_Heading"/>
            </table:table-cell>
            <table:table-cell table:style-name="TableBox93954268488448" table:number-columns-spanned="2" office:value-type="string">
              <text:p text:style-name="Table_20_Heading">PNSonuç</text:p>
            </table:table-cell>
            <table:covered-table-cell/>
            <table:table-cell table:style-name="TableBox93954268488912" table:number-rows-spanned="2" office:value-type="string">
              <text:p text:style-name="Table_20_Heading">Toplam</text:p>
            </table:table-cell>
          </table:table-row>
          <table:table-row table:style-name="TableLine93954268489232">
            <table:table-cell table:style-name="TableBox93954171686544" office:value-type="string">
              <text:p text:style-name="Table_20_Heading"/>
            </table:table-cell>
            <table:table-cell table:style-name="TableBox93954171686544" office:value-type="string">
              <text:p text:style-name="Table_20_Heading"/>
            </table:table-cell>
            <table:table-cell table:style-name="TableBox93954171686544" office:value-type="string">
              <text:p text:style-name="Table_20_Heading"/>
            </table:table-cell>
            <table:table-cell table:style-name="TableBox93954171686544" office:value-type="string">
              <text:p text:style-name="Table_20_Heading">0</text:p>
            </table:table-cell>
            <table:table-cell table:style-name="TableBox93954171686544" office:value-type="string">
              <text:p text:style-name="Table_20_Heading">1</text:p>
            </table:table-cell>
            <table:covered-table-cell table:style-name="TableBox93954268488912"/>
          </table:table-row>
        </table:table-header-rows>
        <table:table-row table:style-name="TableLine93954165697744">
          <table:table-cell table:style-name="TableBox93954171686544" table:number-rows-spanned="8" office:value-type="string">
            <text:p text:style-name="Table_20_Heading">Ncinsiyet</text:p>
          </table:table-cell>
          <table:table-cell table:style-name="TableBox93954171686544" table:number-rows-spanned="4" office:value-type="string">
            <text:p text:style-name="Table_20_Heading">0</text:p>
          </table:table-cell>
          <table:table-cell table:style-name="TableBox93954171686544" office:value-type="string">
            <text:p text:style-name="Table_20_Heading">Sayı</text:p>
          </table:table-cell>
          <table:table-cell table:style-name="TableBox93954171686544" office:value-type="string">
            <text:p text:style-name="Table_20_Contents">138</text:p>
          </table:table-cell>
          <table:table-cell table:style-name="TableBox93954171686544" office:value-type="string">
            <text:p text:style-name="Table_20_Contents">19</text:p>
          </table:table-cell>
          <table:table-cell table:style-name="TableBox93954268488912" office:value-type="string">
            <text:p text:style-name="Table_20_Contents">157</text:p>
          </table:table-cell>
        </table:table-row>
        <table:table-row table:style-name="TableLine93954165699200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Row %</text:p>
          </table:table-cell>
          <table:table-cell table:style-name="TableBox93954171686544" office:value-type="string">
            <text:p text:style-name="Table_20_Contents">87,9%</text:p>
          </table:table-cell>
          <table:table-cell table:style-name="TableBox93954171686544" office:value-type="string">
            <text:p text:style-name="Table_20_Contents">12,1%</text:p>
          </table:table-cell>
          <table:table-cell table:style-name="TableBox93954268488912" office:value-type="string">
            <text:p text:style-name="Table_20_Contents">100,0%</text:p>
          </table:table-cell>
        </table:table-row>
        <table:table-row table:style-name="TableLine93954165701776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Column %</text:p>
          </table:table-cell>
          <table:table-cell table:style-name="TableBox93954171686544" office:value-type="string">
            <text:p text:style-name="Table_20_Contents">66,7%</text:p>
          </table:table-cell>
          <table:table-cell table:style-name="TableBox93954171686544" office:value-type="string">
            <text:p text:style-name="Table_20_Contents">70,4%</text:p>
          </table:table-cell>
          <table:table-cell table:style-name="TableBox93954268488912" office:value-type="string">
            <text:p text:style-name="Table_20_Contents">67,1%</text:p>
          </table:table-cell>
        </table:table-row>
        <table:table-row table:style-name="TableLine93954195292720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Total %</text:p>
          </table:table-cell>
          <table:table-cell table:style-name="TableBox93954171686544" office:value-type="string">
            <text:p text:style-name="Table_20_Contents">59,0%</text:p>
          </table:table-cell>
          <table:table-cell table:style-name="TableBox93954171686544" office:value-type="string">
            <text:p text:style-name="Table_20_Contents">8,1%</text:p>
          </table:table-cell>
          <table:table-cell table:style-name="TableBox93954268488912" office:value-type="string">
            <text:p text:style-name="Table_20_Contents">67,1%</text:p>
          </table:table-cell>
        </table:table-row>
        <table:table-row table:style-name="TableLine93954165698848">
          <table:covered-table-cell table:style-name="TableBox93954171686544"/>
          <table:table-cell table:style-name="TableBox93954171686544" table:number-rows-spanned="4" office:value-type="string">
            <text:p text:style-name="Table_20_Heading">1</text:p>
          </table:table-cell>
          <table:table-cell table:style-name="TableBox93954171686544" office:value-type="string">
            <text:p text:style-name="Table_20_Heading">Sayı</text:p>
          </table:table-cell>
          <table:table-cell table:style-name="TableBox93954171686544" office:value-type="string">
            <text:p text:style-name="Table_20_Contents">69</text:p>
          </table:table-cell>
          <table:table-cell table:style-name="TableBox93954171686544" office:value-type="string">
            <text:p text:style-name="Table_20_Contents">8</text:p>
          </table:table-cell>
          <table:table-cell table:style-name="TableBox93954268488912" office:value-type="string">
            <text:p text:style-name="Table_20_Contents">77</text:p>
          </table:table-cell>
        </table:table-row>
        <table:table-row table:style-name="TableLine93954195297008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Row %</text:p>
          </table:table-cell>
          <table:table-cell table:style-name="TableBox93954171686544" office:value-type="string">
            <text:p text:style-name="Table_20_Contents">89,6%</text:p>
          </table:table-cell>
          <table:table-cell table:style-name="TableBox93954171686544" office:value-type="string">
            <text:p text:style-name="Table_20_Contents">10,4%</text:p>
          </table:table-cell>
          <table:table-cell table:style-name="TableBox93954268488912" office:value-type="string">
            <text:p text:style-name="Table_20_Contents">100,0%</text:p>
          </table:table-cell>
        </table:table-row>
        <table:table-row table:style-name="TableLine93954240894256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Column %</text:p>
          </table:table-cell>
          <table:table-cell table:style-name="TableBox93954171686544" office:value-type="string">
            <text:p text:style-name="Table_20_Contents">33,3%</text:p>
          </table:table-cell>
          <table:table-cell table:style-name="TableBox93954171686544" office:value-type="string">
            <text:p text:style-name="Table_20_Contents">29,6%</text:p>
          </table:table-cell>
          <table:table-cell table:style-name="TableBox93954268488912" office:value-type="string">
            <text:p text:style-name="Table_20_Contents">32,9%</text:p>
          </table:table-cell>
        </table:table-row>
        <table:table-row table:style-name="TableLine93954240896800">
          <table:covered-table-cell table:style-name="TableBox93954171686544"/>
          <table:covered-table-cell table:style-name="TableBox93954171686544"/>
          <table:table-cell table:style-name="TableBox93954171686544" office:value-type="string">
            <text:p text:style-name="Table_20_Heading">Total %</text:p>
          </table:table-cell>
          <table:table-cell table:style-name="TableBox93954171686544" office:value-type="string">
            <text:p text:style-name="Table_20_Contents">29,5%</text:p>
          </table:table-cell>
          <table:table-cell table:style-name="TableBox93954171686544" office:value-type="string">
            <text:p text:style-name="Table_20_Contents">3,4%</text:p>
          </table:table-cell>
          <table:table-cell table:style-name="TableBox93954268488912" office:value-type="string">
            <text:p text:style-name="Table_20_Contents">32,9%</text:p>
          </table:table-cell>
        </table:table-row>
        <table:table-row table:style-name="TableLine93954159789024">
          <table:table-cell table:style-name="TableBox93954268488448" table:number-rows-spanned="4" table:number-columns-spanned="2" office:value-type="string">
            <text:p text:style-name="Table_20_Heading">Toplam</text:p>
          </table:table-cell>
          <table:covered-table-cell/>
          <table:table-cell table:style-name="TableBox93954171686544" office:value-type="string">
            <text:p text:style-name="Table_20_Heading">Sayı</text:p>
          </table:table-cell>
          <table:table-cell table:style-name="TableBox93954171686544" office:value-type="string">
            <text:p text:style-name="Table_20_Contents">207</text:p>
          </table:table-cell>
          <table:table-cell table:style-name="TableBox93954171686544" office:value-type="string">
            <text:p text:style-name="Table_20_Contents">27</text:p>
          </table:table-cell>
          <table:table-cell table:style-name="TableBox93954268488912" office:value-type="string">
            <text:p text:style-name="Table_20_Contents">234</text:p>
          </table:table-cell>
        </table:table-row>
        <table:table-row table:style-name="TableLine93954159790256">
          <table:covered-table-cell table:style-name="TableBox93954268488448"/>
          <table:covered-table-cell/>
          <table:table-cell table:style-name="TableBox93954171686544" office:value-type="string">
            <text:p text:style-name="Table_20_Heading">Row %</text:p>
          </table:table-cell>
          <table:table-cell table:style-name="TableBox93954171686544" office:value-type="string">
            <text:p text:style-name="Table_20_Contents">88,5%</text:p>
          </table:table-cell>
          <table:table-cell table:style-name="TableBox93954171686544" office:value-type="string">
            <text:p text:style-name="Table_20_Contents">11,5%</text:p>
          </table:table-cell>
          <table:table-cell table:style-name="TableBox93954268488912" office:value-type="string">
            <text:p text:style-name="Table_20_Contents">100,0%</text:p>
          </table:table-cell>
        </table:table-row>
        <table:table-row table:style-name="TableLine93954159792128">
          <table:covered-table-cell table:style-name="TableBox93954268488448"/>
          <table:covered-table-cell/>
          <table:table-cell table:style-name="TableBox93954171686544" office:value-type="string">
            <text:p text:style-name="Table_20_Heading">Column %</text:p>
          </table:table-cell>
          <table:table-cell table:style-name="TableBox93954171686544" office:value-type="string">
            <text:p text:style-name="Table_20_Contents">100,0%</text:p>
          </table:table-cell>
          <table:table-cell table:style-name="TableBox93954171686544" office:value-type="string">
            <text:p text:style-name="Table_20_Contents">100,0%</text:p>
          </table:table-cell>
          <table:table-cell table:style-name="TableBox93954268488912" office:value-type="string">
            <text:p text:style-name="Table_20_Contents">100,0%</text:p>
          </table:table-cell>
        </table:table-row>
        <table:table-row table:style-name="TableLine93954159794000">
          <table:covered-table-cell table:style-name="TableBox93954268488448"/>
          <table:covered-table-cell/>
          <table:table-cell table:style-name="TableBox93954171686544" office:value-type="string">
            <text:p text:style-name="Table_20_Heading">Total %</text:p>
          </table:table-cell>
          <table:table-cell table:style-name="TableBox93954171686544" office:value-type="string">
            <text:p text:style-name="Table_20_Contents">88,5%</text:p>
          </table:table-cell>
          <table:table-cell table:style-name="TableBox93954171686544" office:value-type="string">
            <text:p text:style-name="Table_20_Contents">11,5%</text:p>
          </table:table-cell>
          <table:table-cell table:style-name="TableBox93954268488912" office:value-type="string">
            <text:p text:style-name="Table_20_Contents">100,0%</text:p>
          </table:table-cell>
        </table:table-row>
      </table:table>
      <text:h text:style-name="Heading_20_2" text:outline-level="2">Chi-Square Tests</text:h>
      <table:table table:name="TABLE-2" table:style-name="TABLE-2">
        <table:table-column table:style-name="TABLE-2.A" table:number-columns-repeated="5"/>
        <table:table-column table:style-name="TABLE-2.F"/>
        <table:table-header-rows>
          <table:table-row table:style-name="TableLine93954153628304">
            <table:table-cell table:style-name="TableBox93953998936000" office:value-type="string">
              <text:p text:style-name="Table_20_Heading"/>
            </table:table-cell>
            <table:table-cell table:style-name="TableBox93953998936000" office:value-type="string">
              <text:p text:style-name="Table_20_Heading">Değer</text:p>
            </table:table-cell>
            <table:table-cell table:style-name="TableBox93953998936000" office:value-type="string">
              <text:p text:style-name="Table_20_Heading">Serbestlik Derecesi</text:p>
            </table:table-cell>
            <table:table-cell table:style-name="TableBox93953998936000" office:value-type="string">
              <text:p text:style-name="Table_20_Heading">Asymptotic Sig. (2-tailed)</text:p>
            </table:table-cell>
            <table:table-cell table:style-name="TableBox93953998936000" office:value-type="string">
              <text:p text:style-name="Table_20_Heading">Kesin Anlamlılık (İki Yanlı)</text:p>
            </table:table-cell>
            <table:table-cell table:style-name="TableBox93954267521952" office:value-type="string">
              <text:p text:style-name="Table_20_Heading">Kesin Anlamlılık (Tek Yanlı)</text:p>
            </table:table-cell>
          </table:table-row>
        </table:table-header-rows>
        <table:table-row table:style-name="TableLine93954159784832">
          <table:table-cell table:style-name="TableBox93953998936000" office:value-type="string">
            <text:p text:style-name="Table_20_Heading">Pearson Ki-Kare</text:p>
          </table:table-cell>
          <table:table-cell table:style-name="TableBox93953998936000" office:value-type="string">
            <text:p text:style-name="Table_20_Contents">,15</text:p>
          </table:table-cell>
          <table:table-cell table:style-name="TableBox93953998936000" office:value-type="string">
            <text:p text:style-name="Table_20_Contents">1</text:p>
          </table:table-cell>
          <table:table-cell table:style-name="TableBox93953998936000" office:value-type="string">
            <text:p text:style-name="Table_20_Contents">,700</text:p>
          </table:table-cell>
          <table:table-cell table:style-name="TableBox93953998936000" office:value-type="string">
            <text:p text:style-name="Table_20_Contents"/>
          </table:table-cell>
          <table:table-cell table:style-name="TableBox93954267521952" office:value-type="string">
            <text:p text:style-name="Table_20_Contents"/>
          </table:table-cell>
        </table:table-row>
        <table:table-row table:style-name="TableLine93954147957808">
          <table:table-cell table:style-name="TableBox93953998936000" office:value-type="string">
            <text:p text:style-name="Table_20_Heading">Olabilirlik Oranı</text:p>
          </table:table-cell>
          <table:table-cell table:style-name="TableBox93953998936000" office:value-type="string">
            <text:p text:style-name="Table_20_Contents">,15</text:p>
          </table:table-cell>
          <table:table-cell table:style-name="TableBox93953998936000" office:value-type="string">
            <text:p text:style-name="Table_20_Contents">1</text:p>
          </table:table-cell>
          <table:table-cell table:style-name="TableBox93953998936000" office:value-type="string">
            <text:p text:style-name="Table_20_Contents">,698</text:p>
          </table:table-cell>
          <table:table-cell table:style-name="TableBox93953998936000" office:value-type="string">
            <text:p text:style-name="Table_20_Contents"/>
          </table:table-cell>
          <table:table-cell table:style-name="TableBox93954267521952" office:value-type="string">
            <text:p text:style-name="Table_20_Contents"/>
          </table:table-cell>
        </table:table-row>
        <table:table-row table:style-name="TableLine93954147959216">
          <table:table-cell table:style-name="TableBox93953998936000" office:value-type="string">
            <text:p text:style-name="Table_20_Heading">Fisher Anlamlılık Testi</text:p>
          </table:table-cell>
          <table:table-cell table:style-name="TableBox93953998936000" office:value-type="string">
            <text:p text:style-name="Table_20_Contents"/>
          </table:table-cell>
          <table:table-cell table:style-name="TableBox93953998936000" office:value-type="string">
            <text:p text:style-name="Table_20_Contents"/>
          </table:table-cell>
          <table:table-cell table:style-name="TableBox93953998936000" office:value-type="string">
            <text:p text:style-name="Table_20_Contents"/>
          </table:table-cell>
          <table:table-cell table:style-name="TableBox93953998936000" office:value-type="string">
            <text:p text:style-name="Table_20_Contents">,829</text:p>
          </table:table-cell>
          <table:table-cell table:style-name="TableBox93954267521952" office:value-type="string">
            <text:p text:style-name="Table_20_Contents">,441</text:p>
          </table:table-cell>
        </table:table-row>
        <table:table-row table:style-name="TableLine93954147960608">
          <table:table-cell table:style-name="TableBox93953998936000" office:value-type="string">
            <text:p text:style-name="Table_20_Heading">Süreklilik Düzeltmesi</text:p>
          </table:table-cell>
          <table:table-cell table:style-name="TableBox93953998936000" office:value-type="string">
            <text:p text:style-name="Table_20_Contents">,03</text:p>
          </table:table-cell>
          <table:table-cell table:style-name="TableBox93953998936000" office:value-type="string">
            <text:p text:style-name="Table_20_Contents">1</text:p>
          </table:table-cell>
          <table:table-cell table:style-name="TableBox93953998936000" office:value-type="string">
            <text:p text:style-name="Table_20_Contents">,867</text:p>
          </table:table-cell>
          <table:table-cell table:style-name="TableBox93953998936000" office:value-type="string">
            <text:p text:style-name="Table_20_Contents"/>
          </table:table-cell>
          <table:table-cell table:style-name="TableBox93954267521952" office:value-type="string">
            <text:p text:style-name="Table_20_Contents"/>
          </table:table-cell>
        </table:table-row>
        <table:table-row table:style-name="TableLine93954165731792">
          <table:table-cell table:style-name="TableBox93953998936000" office:value-type="string">
            <text:p text:style-name="Table_20_Heading">Geçerli Vakaların N Tanesi</text:p>
          </table:table-cell>
          <table:table-cell table:style-name="TableBox93953998936000" office:value-type="string">
            <text:p text:style-name="Table_20_Contents">234</text:p>
          </table:table-cell>
          <table:table-cell table:style-name="TableBox93953998936000" office:value-type="string">
            <text:p text:style-name="Table_20_Contents"/>
          </table:table-cell>
          <table:table-cell table:style-name="TableBox93953998936000" office:value-type="string">
            <text:p text:style-name="Table_20_Contents"/>
          </table:table-cell>
          <table:table-cell table:style-name="TableBox93953998936000" office:value-type="string">
            <text:p text:style-name="Table_20_Contents"/>
          </table:table-cell>
          <table:table-cell table:style-name="TableBox9395426752195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class="extra"/>
    <style:style style:name="Table_20_Heading" style:display-name="Table Heading" style:family="paragraph" style:class="extra"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7-13T17:25:58</meta:creation-date>
    <dc:date>2022-07-13T17:25:58</dc:date>
    <meta:initial-creator>m</meta:initial-creator>
    <dc:creator>m</dc:creator>
    <meta:document-statistic meta:table-count="3" meta:image-count="0" meta:object-count="0" meta:page-count="1" meta:paragraph-count="100" meta:word-count="153" meta:character-count="901" meta:non-whitespace-character-count="847"/>
  </office:meta>
</office:document-meta>
</file>